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Text_20_body">
      <style:paragraph-properties fo:margin-left="0cm" fo:margin-right="0cm" fo:text-indent="0cm" style:auto-text-indent="false"/>
      <style:text-properties style:font-name="Calibri1" fo:language="pl" fo:country="PL"/>
    </style:style>
    <style:style style:name="P30" style:family="paragraph" style:parent-style-name="Heading" style:master-page-name="Standard">
      <style:paragraph-properties style:page-number="auto"/>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Text_20_body">
      <style:text-properties style:font-name="Calibri1"/>
    </style:style>
    <style:style style:name="P34" style:family="paragraph" style:parent-style-name="Text_20_body">
      <style:paragraph-properties fo:text-align="start" style:justify-single-word="false"/>
      <style:text-properties style:font-name="Calibri1"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 „Krwawa Elekcja”</text:p>
      <text:list xml:id="list6514427401329529513" text:style-name="Outline">
        <text:list-item>
          <text:h text:style-name="P32"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2">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2434314" text:continue-numbering="true" text:style-name="Outline">
        <text:list-item>
          <text:h text:style-name="P32"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 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 narzeka</text:span><text:span text:style-name="T3">ł</text:span><text:span text:style-name="T9"> pan Starczy</text:span><text:span text:style-name="T3">ń</text:span><text:span text:style-name="T9">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2"> magnat</text:span><text:span text:style-name="T4">ó</text:span><text:span text:style-name="T12">w, a jak nie, to go ma</text:span><text:span text:style-name="T4">łż</text:span><text:span text:style-name="T12">onka przekona</text:span>. R<text:span text:style-name="T3">ó</text:span>wnie<text:span text:style-name="T3">ż</text:span> szlachta nie <text:span text:style-name="T12">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5">- Jegomość hetman jak by wojska więcej miał, to by Kamieniec obronił - oponował pan Stefan - a tak mu starczyło ledwie na obronę przed Tatary.</text:p>
      <text:p text:style-name="P15">- Jak by pan hetman lepiej z królem się znosił, to obronę i przed Turkiem by ustanowili. Wici król był ogłosił i szlachtę zbierał - mówił dalej pan Jakub, nie wspominając, że z zaścianka nikt się na wezwanie króla nie ruszył.</text:p>
      <text:p text:style-name="P15"><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5">- Twój syn jak statysta przemawia - wtrącił jeden z krewnych - dobrze synów w świat wysyłać.</text:p>
      <text:p text:style-name="P15">- Chcesz abyśmy z panem Sobieskim trzymali, a przecie to jeden z możnych magnatów, co własną politykę uprawiają! - pan Jakub nie by<text:span text:style-name="T3">ł</text:span> zadowolony z obrotu, jaki dyskusja przyj<text:span text:style-name="T3">ęł</text:span>a.</text:p>
      <text:p text:style-name="P15">- Chcę abyśmy z Sobieskim trzymali, bo on jeden ojczyznę broni, gdy nawet król z inszymi możnymi rodami trzyma i politykę ich prowadzi.</text:p>
      <text:p text:style-name="P15">-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 To nawet dobrze, przecie pan Sobieski wierny jest temu, co głosi, dla ojczyzny się poświęca - odpar<text:span text:style-name="T3">ł </text:span>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 ...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7">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 </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 </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text:span><text:span text:style-name="T9"><text:note text:id="ftn4" text:note-class="endnote"><text:note-citation>4</text:note-citation><text:note-body><text:p text:style-name="P21">Ta historia jest autentyczna</text:p></text:note-body></text:note></text:span><text:span text:style-name="T9">.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 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r</text:span><text:span text:style-name="T3">ó</text:span><text:span text:style-name="T9">wnie</text:span><text:span text:style-name="T3">ż</text:span><text:span text:style-name="T9"> cztery konie wystawisz? -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 Z</text:span>atem b<text:span text:style-name="T3">ę</text:span><text:span text:style-name="T9">dziecie 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 Ach, nigdy jeszcze nie widzia</text:span><text:span text:style-name="T3">ł</text:span><text:span text:style-name="T9">em tak pi</text:span><text:span text:style-name="T3">ę</text:span><text:span text:style-name="T9">knie uszykowanego i tak du</text:span><text:span text:style-name="T3">ż</text:span><text:span text:style-name="T9">ego stosu paliwa -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 Czy planuje wasza dostojność kontrowersyjne posunięcia?</text:p>
      <text:p text:style-name="P17">- 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kr<text:span text:style-name="T3">ó</text:span>l Ludwik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2419301" text:continue-numbering="true" text:style-name="Outline">
        <text:list-item>
          <text:h text:style-name="P32"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opustosza</text:span><text:span text:style-name="T3">ł</text:span><text:span text:style-name="T9">ej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29"/>
      <text:list xml:id="list42429531" text:continue-numbering="true" text:style-name="Outline">
        <text:list-item>
          <text:h text:style-name="P32"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2430452" text:continue-numbering="true" text:style-name="Outline">
        <text:list-item>
          <text:h text:style-name="P32" text:outline-level="1"/>
        </text:list-item>
      </text:list>
      <text:p text:style-name="P3">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3">o w za</text:span><text:span text:style-name="T3">ś</text:span><text:span text:style-name="T13">ciankach b</text:span><text:span text:style-name="T3">ł</text:span><text:span text:style-name="T13">yska</text:span><text:span text:style-name="T3">ł</text:span><text:span text:style-name="T13">y ogniska, piece i pochodnie, gdy </text:span><text:span text:style-name="T3">ż</text:span><text:span text:style-name="T13">o</text:span><text:span text:style-name="T3">ł</text:span><text:span text:style-name="T13">nierze chor</text:span><text:span text:style-name="T3">ą</text:span><text:span text:style-name="T13">gwi lekkiej pokazywali swym rodzinom </text:span><text:span text:style-name="T3">ł</text:span><text:span text:style-name="T13">upy przywiezione spod Chocimia i ca</text:span><text:span text:style-name="T3">ł</text:span><text:span text:style-name="T13">ej s</text:span><text:span text:style-name="T3">ł</text:span><text:span text:style-name="T13">awnej ju</text:span><text:span text:style-name="T3">ż</text:span><text:span text:style-name="T13"> kampanii mo</text:span><text:span text:style-name="T3">ł</text:span><text:span text:style-name="T13">dawskiej. Na d</text:span><text:span text:style-name="T3">ł</text:span><text:span text:style-name="T13">ugie tygodnie starczy</text:span><text:span text:style-name="T3">ł</text:span><text:span text:style-name="T13">o rycerskich opowie</text:span><text:span text:style-name="T3">ś</text:span><text:span text:style-name="T13">ci, kt</text:span><text:span text:style-name="T3">ó</text:span><text:span text:style-name="T13">re s</text:span><text:span text:style-name="T3">ł</text:span><text:span text:style-name="T13">awi</text:span><text:span text:style-name="T3">ł</text:span><text:span text:style-name="T13">y wielkiego wodza polskiego i ukazywa</text:span><text:span text:style-name="T3">ł</text:span><text:span text:style-name="T13">y za</text:span><text:span text:style-name="T3">ś</text:span><text:span text:style-name="T13">ciankowej szlachcie wroga, z kt</text:span><text:span text:style-name="T3">ó</text:span><text:span text:style-name="T13">rym toczono </text:span><text:span text:style-name="T3">ś</text:span><text:span text:style-name="T13">miertelny b</text:span><text:span text:style-name="T3">ó</text:span><text:span text:style-name="T13">j, z innej ni</text:span><text:span text:style-name="T3">ż</text:span><text:span text:style-name="T13"> dotychczas strony:</text:span></text:p>
      <text:p text:style-name="P17"><text:span text:style-name="T13">- na tych szmatkach zdobnych, kt</text:span><text:span text:style-name="T3">ó</text:span><text:span text:style-name="T13">re oni nazywaj</text:span><text:span text:style-name="T3">ą</text:span><text:span text:style-name="T13"> dywan - m</text:span><text:span text:style-name="T3">ó</text:span><text:span text:style-name="T13">wi</text:span><text:span text:style-name="T3">ł</text:span><text:span text:style-name="T13"> pan Ostrowski - odprawiaj</text:span><text:span text:style-name="T3">ą</text:span><text:span text:style-name="T13"> Turcy swe mod</text:span><text:span text:style-name="T3">ł</text:span><text:span text:style-name="T13">y, ale i siedzie</text:span><text:span text:style-name="T3">ć</text:span><text:span text:style-name="T13"> na nich wygodnie, bo i mi</text:span><text:span text:style-name="T3">ę</text:span><text:span text:style-name="T13">kcej ni</text:span><text:span text:style-name="T3">ż</text:span><text:span text:style-name="T13"> na </text:span><text:span text:style-name="T3">ł</text:span><text:span text:style-name="T13">awie.</text:span></text:p>
      <text:p text:style-name="P17"><text:span text:style-name="T13">- a w takich skrzyneczkach - innym razem prawi</text:span><text:span text:style-name="T3">ł p</text:span><text:span text:style-name="T13">an Stefan pokazuj</text:span><text:span text:style-name="T3">ą</text:span><text:span text:style-name="T13">c zdobyczny sekretarzyk - ich oficyjerowie i dostojnicy listy swe trzymaj</text:span><text:span text:style-name="T3">ą</text:span><text:span text:style-name="T13">. Osobliwym pismem pisz</text:span><text:span text:style-name="T3">ą</text:span><text:span text:style-name="T13"> oni, nie naszym chrze</text:span><text:span text:style-name="T3">ś</text:span><text:span text:style-name="T13">cija</text:span><text:span text:style-name="T3">ń</text:span><text:span text:style-name="T13">skim, ani nawet nie ruskim alfabetem, jeno sw</text:span><text:span text:style-name="T3">ó</text:span><text:span text:style-name="T13">j maj</text:span><text:span text:style-name="T3">ą</text:span><text:span text:style-name="T13">, co jak ozd</text:span><text:span text:style-name="T3">ó</text:span><text:span text:style-name="T13">bka jakowa</text:span><text:span text:style-name="T3">ś</text:span><text:span text:style-name="T13"> wygl</text:span><text:span text:style-name="T3">ą</text:span><text:span text:style-name="T13">da, tak </text:span><text:span text:style-name="T3">ż</text:span><text:span text:style-name="T13">e nawet s</text:span><text:span text:style-name="T3">łów </text:span><text:span text:style-name="T13">nie poznasz. Umie jednak czyta</text:span><text:span text:style-name="T3">ć</text:span><text:span text:style-name="T13"> takie dokumenta pan hetman wielki, bo on si</text:span><text:span text:style-name="T3">ę</text:span><text:span text:style-name="T13"> w ich j</text:span><text:span text:style-name="T3">ę</text:span><text:span text:style-name="T13">zykach wyznaje i wiele z tymi ludami przed wojn</text:span><text:span text:style-name="T3">ą</text:span><text:span text:style-name="T13"> handlu uprawia</text:span><text:span text:style-name="T3">ł</text:span><text:span text:style-name="T13">, a to konie do hodowli sprowadza</text:span><text:span text:style-name="T3">ł</text:span><text:span text:style-name="T13">.</text:span></text:p>
      <text:p text:style-name="P20"><text:span text:style-name="T13">Zima skuła lodem grzęzawiska i pokryła śniegiem pola, u</text:span><text:span text:style-name="T3">ł</text:span><text:span text:style-name="T13">atwiaj</text:span><text:span text:style-name="T3">ą</text:span><text:span text:style-name="T13">c w ten spos</text:span><text:span text:style-name="T3">ó</text:span><text:span text:style-name="T13">b komunikacj</text:span><text:span text:style-name="T3">ę</text:span><text:span text:style-name="T13"> pomi</text:span><text:span text:style-name="T3">ę</text:span><text:span text:style-name="T13">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4"> Prawi</text:span><text:span text:style-name="T4">ł</text:span><text:span text:style-name="T14"> tedy siedz</text:span><text:span text:style-name="T4">ą</text:span><text:span text:style-name="T14">c z panem Ostrowskim przy grza</text:span><text:span text:style-name="T4">ń</text:span><text:span text:style-name="T14">cu:</text:span></text:p>
      <text:p text:style-name="P17"><text:span text:style-name="T13">- Piast nie jest dobrym kandydatem. Cudzoziemiec obcym b</text:span><text:span text:style-name="T3">ę</text:span><text:span text:style-name="T13">d</text:span><text:span text:style-name="T3">ą</text:span><text:span text:style-name="T13">c na radach naszych ws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Piast za</text:span><text:span text:style-name="T3">ś</text:span><text:span text:style-name="T13">, rad naszych nie potrzebuj</text:span><text:span text:style-name="T3">ą</text:span><text:span text:style-name="T13">c, na sile swej opiera</text:span><text:span text:style-name="T3">ć</text:span><text:span text:style-name="T13"> si</text:span><text:span text:style-name="T3">ę</text:span><text:span text:style-name="T13"> b</text:span><text:span text:style-name="T3">ę</text:span><text:span text:style-name="T13">dzie, co go do deptania praw naszych skusi.</text:span></text:p>
      <text:p text:style-name="P17"><text:span text:style-name="T13">- Sam przecie tego robi</text:span><text:span text:style-name="T3">ł</text:span><text:span text:style-name="T13"> nie b</text:span><text:span text:style-name="T3">ę</text:span><text:span text:style-name="T13">dzie, tylko na jakich</text:span><text:span text:style-name="T3">ś</text:span><text:span text:style-name="T13"> doradcach oprze</text:span><text:span text:style-name="T3">ć</text:span><text:span text:style-name="T13"> si</text:span><text:span text:style-name="T3">ę</text:span><text:span text:style-name="T13"> musi.</text:span></text:p>
      <text:p text:style-name="P17"><text:span text:style-name="T13">- Pewno </text:span><text:span text:style-name="T3">ż</text:span><text:span text:style-name="T13">e na nas, jako na oficyjerach swoich, o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Lecz nas tak</text:span><text:span text:style-name="T3">ż</text:span><text:span text:style-name="T13">e, jako szlachcic</text:span><text:span text:style-name="T3">ó</text:span><text:span text:style-name="T13">w, gn</text:span><text:span text:style-name="T3">ę</text:span><text:span text:style-name="T13">bi</text:span><text:span text:style-name="T3">ć</text:span><text:span text:style-name="T13"> b</text:span><text:span text:style-name="T3">ę</text:span><text:span text:style-name="T13">dzie, gdy podatki na swoje wojsko wprowadzi. Aboslutum dominium to z</text:span><text:span text:style-name="T3">ł</text:span><text:span text:style-name="T13">o ostateczne, upadek naszego kraju, kt</text:span><text:span text:style-name="T3">ó</text:span><text:span text:style-name="T13">ry przecie</text:span><text:span text:style-name="T3">ż</text:span><text:span text:style-name="T13"> tym si</text:span><text:span text:style-name="T3">ę</text:span><text:span text:style-name="T13">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3">- Podatkami gn</text:span><text:span text:style-name="T3">ę</text:span><text:span text:style-name="T13">bi</text:span><text:span text:style-name="T3">ć</text:span><text:span text:style-name="T13"> nas nie b</text:span><text:span text:style-name="T3">ę</text:span><text:span text:style-name="T13">dzie, bo nam si</text:span><text:span text:style-name="T3">ę</text:span><text:span text:style-name="T13"> nic zabra</text:span><text:span text:style-name="T3">ć</text:span><text:span text:style-name="T13"> nie da, nic przecie nie mamy. A je</text:span><text:span text:style-name="T3">ś</text:span><text:span text:style-name="T13">li taki Pac, czy taki Radziwiłł ksi</text:span><text:span text:style-name="T3">ążę</text:span><text:span text:style-name="T13"> krewny pana hetmana podatki od swoich latyfundi</text:span><text:span text:style-name="T3">ó</text:span><text:span text:style-name="T13">w zap</text:span><text:span text:style-name="T3">ł</text:span><text:span text:style-name="T13">aci, to i na zdrowie Rzeczypospolitej b</text:span><text:span text:style-name="T3">ę</text:span><text:span text:style-name="T13">dzie.</text:span></text:p>
      <text:p text:style-name="P17"><text:span text:style-name="T13">- Albo taki pan Zamoyski, s</text:span><text:span text:style-name="T3">ą</text:span><text:span text:style-name="T13">siad nasz, co tyle gotowizny na procesy ma. Lepiej by wreszcie regimenta przepisane z tej prawie swojej ordynacji wreszcie wystawi</text:span><text:span text:style-name="T3">ł</text:span><text:span text:style-name="T13">.</text:span></text:p>
      <text:p text:style-name="P19"/>
      <text:p text:style-name="P12">* * *</text:p>
      <text:p text:style-name="P19"/>
      <text:p text:style-name="P3"><text:span text:style-name="T13">Pan Zamoyski <text:s/>go</text:span><text:span text:style-name="T3">ś</text:span><text:span text:style-name="T13">ci</text:span><text:span text:style-name="T3">ł</text:span><text:span text:style-name="T13"> w</text:span><text:span text:style-name="T3">ł</text:span><text:span text:style-name="T13">a</text:span><text:span text:style-name="T3">ś</text:span><text:span text:style-name="T13">nie w swej kamienicy w Lublinie pana hetmana Sobieskiego i o zbli</text:span><text:span text:style-name="T3">ż</text:span><text:span text:style-name="T13">aj</text:span><text:span text:style-name="T3">ą</text:span><text:span text:style-name="T13">cej si</text:span><text:span text:style-name="T3">ę</text:span><text:span text:style-name="T13"> elekcji z nim rozmawia</text:span><text:span text:style-name="T3">ł</text:span><text:span text:style-name="T13">:</text:span></text:p>
      <text:p text:style-name="P17"><text:soft-page-break/><text:span text:style-name="T13">- Nawet je</text:span><text:span text:style-name="T3">śl</text:span><text:span text:style-name="T13">i na konwokacj</text:span><text:span text:style-name="T3">ę</text:span><text:span text:style-name="T13"> Wasza Dostojno</text:span><text:span text:style-name="T3">ść</text:span><text:span text:style-name="T13"> nie wybierasz si</text:span><text:span text:style-name="T3">ę</text:span><text:span text:style-name="T13">, wierz</text:span><text:span text:style-name="T3">ę</text:span><text:span text:style-name="T13">, </text:span><text:span text:style-name="T3">ż</text:span><text:span text:style-name="T13">e na elekcj</text:span><text:span text:style-name="T3">ę</text:span><text:span text:style-name="T13"> pilnie baczysz. Przecie od tego, czy Dostojności Waszej kandydat na tronie zasi</text:span><text:span text:style-name="T3">ę</text:span><text:span text:style-name="T13">dzie wiele zale</text:span><text:span text:style-name="T3">ż</text:span><text:span text:style-name="T13">y. Kondeusz, tusz</text:span><text:span text:style-name="T3">ę</text:span><text:span text:style-name="T13">?</text:span></text:p>
      <text:p text:style-name="P17"><text:span text:style-name="T13">- Wojskowy dzielny krajowi przys</text:span><text:span text:style-name="T3">ł</text:span><text:span text:style-name="T13">u</text:span><text:span text:style-name="T3">ż</text:span><text:span text:style-name="T13">y si</text:span><text:span text:style-name="T3">ę</text:span><text:span text:style-name="T13"> wielce - Sobieski ogl</text:span><text:span text:style-name="T3">ę</text:span><text:span text:style-name="T13">dnie wyra</text:span><text:span text:style-name="T3">ż</text:span><text:span text:style-name="T13">a</text:span><text:span text:style-name="T3">ł się zanim rozmówcy zamiarów nie poznał.</text:span></text:p>
      <text:p text:style-name="P17"><text:span text:style-name="T13">- Tak, z poparciem Francji wojn</text:span><text:span text:style-name="T3">ę</text:span><text:span text:style-name="T13"> t</text:span><text:span text:style-name="T3">ę</text:span><text:span text:style-name="T13"> nieszcz</text:span><text:span text:style-name="T3">ę</text:span><text:span text:style-name="T13">sn</text:span><text:span text:style-name="T3">ą</text:span><text:span text:style-name="T13"> szybciej sko</text:span><text:span text:style-name="T3">ń</text:span><text:span text:style-name="T13">czymy. Ale i hetmanowi wielkiemu koronnemu w</text:span><text:span text:style-name="T3">ł</text:span><text:span text:style-name="T13">adca taki si</text:span><text:span text:style-name="T3">ę</text:span><text:span text:style-name="T13"> przys</text:span><text:span text:style-name="T3">ł</text:span><text:span text:style-name="T13">u</text:span><text:span text:style-name="T3">ż</text:span><text:span text:style-name="T13">y. A jednak wrog</text:span><text:span text:style-name="T3">ó</text:span><text:span text:style-name="T13">w znacznych ta kandydatur mie</text:span><text:span text:style-name="T3">ć</text:span><text:span text:style-name="T13"> b</text:span><text:span text:style-name="T3">ę</text:span><text:span text:style-name="T13">dzie. Wielu przecie z Habsburgiem nadzieje wi</text:span><text:span text:style-name="T3">ążą</text:span><text:span text:style-name="T13">... Ju</text:span><text:span text:style-name="T3">ż</text:span><text:span text:style-name="T13"> nawet przed ma</text:span><text:span text:style-name="T3">łż</text:span><text:span text:style-name="T13">e</text:span><text:span text:style-name="T3">ń</text:span><text:span text:style-name="T13">stwem zmar</text:span><text:span text:style-name="T3">ł</text:span><text:span text:style-name="T13">ego kr</text:span><text:span text:style-name="T3">ó</text:span><text:span text:style-name="T13">la z habsbur</text:span><text:span text:style-name="T3">ż</text:span><text:span text:style-name="T13">ank</text:span><text:span text:style-name="T3">ą</text:span><text:span text:style-name="T13">... Ja za</text:span><text:span text:style-name="T3">ś</text:span><text:span text:style-name="T13"> kandydata mi</text:span><text:span text:style-name="T3">ł</text:span><text:span text:style-name="T13">ego Waszej Dostojno</text:span><text:span text:style-name="T3">ś</text:span><text:span text:style-name="T13">ci popr</text:span><text:span text:style-name="T3">ę</text:span><text:span text:style-name="T13">, je</text:span><text:span text:style-name="T3">ś</text:span><text:span text:style-name="T13">li Wasza Dostojno</text:span><text:span text:style-name="T3">ść</text:span><text:span text:style-name="T13"> moje s</text:span><text:span text:style-name="T3">ł</text:span><text:span text:style-name="T13">uszne prawa do Zamo</text:span><text:span text:style-name="T3">ś</text:span><text:span text:style-name="T13">cia i Ordynacyjej poprze. Zamoyskich to przecie dzie</text:span><text:span text:style-name="T3">ł</text:span><text:span text:style-name="T13">o, do kt</text:span><text:span text:style-name="T3">ó</text:span><text:span text:style-name="T13">rego przyjaciel Wasz pan hetman Wi</text:span><text:span text:style-name="T3">ś</text:span><text:span text:style-name="T13">niowiecki, pretensj</text:span><text:span text:style-name="T3">ę</text:span><text:span text:style-name="T13"> poprzez nieboszczk</text:span><text:span text:style-name="T3">ę</text:span><text:span text:style-name="T13"> Gryzeld</text:span><text:span text:style-name="T3">ę</text:span><text:span text:style-name="T13"> suplikuje. Oto Wasza Mi</text:span><text:span text:style-name="T3">ł</text:span><text:span text:style-name="T13">o</text:span><text:span text:style-name="T3">ść</text:span><text:span text:style-name="T13"> s</text:span><text:span text:style-name="T3">ł</text:span><text:span text:style-name="T13">owo wa</text:span><text:span text:style-name="T3">ż</text:span><text:span text:style-name="T13">ne w Trybunale tutejszym powiedzie</text:span><text:span text:style-name="T3">ć</text:span><text:span text:style-name="T13"> powiedzie</text:span><text:span text:style-name="T3">ć</text:span><text:span text:style-name="T13"> mo</text:span><text:span text:style-name="T3">ż</text:span><text:span text:style-name="T13">e i s</text:span><text:span text:style-name="T3">ł</text:span><text:span text:style-name="T13">owa tego tutaj pos</text:span><text:span text:style-name="T3">ł</text:span><text:span text:style-name="T13">uchaj</text:span><text:span text:style-name="T3">ą</text:span><text:span text:style-name="T13">. Je</text:span><text:span text:style-name="T3">ś</text:span><text:span text:style-name="T13">li wi</text:span><text:span text:style-name="T3">ę</text:span><text:span text:style-name="T13">c uda si</text:span><text:span text:style-name="T3">ę</text:span><text:span text:style-name="T13"> Waszej Dostojno</text:span><text:span text:style-name="T3">ś</text:span><text:span text:style-name="T13">ci, </text:span><text:span text:style-name="T3">ż</text:span><text:span text:style-name="T13">ebym ja wr</text:span><text:span text:style-name="T3">ó</text:span><text:span text:style-name="T13">ci</text:span><text:span text:style-name="T3">ł</text:span><text:span text:style-name="T13"> na Zamo</text:span><text:span text:style-name="T3">ść</text:span><text:span text:style-name="T13">, a pan hetman Wi</text:span><text:span text:style-name="T3">ś</text:span><text:span text:style-name="T13">niowiecki czym innym zadowoli</text:span><text:span text:style-name="T3">ł</text:span><text:span text:style-name="T13"> si</text:span><text:span text:style-name="T3">ę</text:span><text:span text:style-name="T13">, to elekcja bardziej po Waszej my</text:span><text:span text:style-name="T3">ś</text:span><text:span text:style-name="T13">li si</text:span><text:span text:style-name="T3">ę</text:span><text:span text:style-name="T13"> rozwinie...</text:span></text:p>
      <text:p text:style-name="P19"/>
      <text:p text:style-name="P12">* * *</text:p>
      <text:p text:style-name="P19"/>
      <text:p text:style-name="P3"><text:span text:style-name="T13">Sejm konwokacyjny zszed</text:span><text:span text:style-name="T3">ł</text:span><text:span text:style-name="T13"> si</text:span><text:span text:style-name="T3">ę</text:span><text:span text:style-name="T13">, a potem rozszed</text:span><text:span text:style-name="T3">ł</text:span><text:span text:style-name="T13"> bez wi</text:span><text:span text:style-name="T3">ę</text:span><text:span text:style-name="T13">kszych sensacji. Termin sejmu elekcyjnego ustalono na 20 kwietnia. W</text:span><text:span text:style-name="T3">ś</text:span><text:span text:style-name="T13">r</text:span><text:span text:style-name="T3">ó</text:span><text:span text:style-name="T13">d drobiazgowych instrukcyj co do przebiegu elekcji znalaz</text:span><text:span text:style-name="T3">ł</text:span><text:span text:style-name="T13">a si</text:span><text:span text:style-name="T3">ę</text:span><text:span text:style-name="T13"> i tak, </text:span><text:span text:style-name="T3">ż</text:span><text:span text:style-name="T13">e nie wolno wprowadza</text:span><text:span text:style-name="T3">ć</text:span><text:span text:style-name="T13"> wojsk w pobli</text:span><text:span text:style-name="T3">ż</text:span><text:span text:style-name="T13">e pola na Woli. Instrukcja ta przez delegacj</text:span><text:span text:style-name="T3">ę</text:span><text:span text:style-name="T13"> wile</text:span><text:span text:style-name="T3">ń</text:span><text:span text:style-name="T13">sk</text:span><text:span text:style-name="T3">ą</text:span><text:span text:style-name="T13"> przeforsowana w oczywisty spos</text:span><text:span text:style-name="T3">ó</text:span><text:span text:style-name="T13">b by</text:span><text:span text:style-name="T3">ł</text:span><text:span text:style-name="T13">a w hetmana Sobieskiego wymierzona, jego samego jednak nie zmartwi</text:span><text:span text:style-name="T3">ł</text:span><text:span text:style-name="T13">a. On by</text:span><text:span text:style-name="T3">ł</text:span><text:span text:style-name="T13"> bowiem r</text:span><text:span text:style-name="T3">ó</text:span><text:span text:style-name="T13">wnie</text:span><text:span text:style-name="T3">ż</text:span><text:span text:style-name="T13"> jako marsza</text:span><text:span text:style-name="T3">ł</text:span><text:span text:style-name="T13">ek wielki koronny za jej wykonanie odpowiedzialny, jako i za og</text:span><text:span text:style-name="T3">ó</text:span><text:span text:style-name="T13">lny porz</text:span><text:span text:style-name="T3">ą</text:span><text:span text:style-name="T13">dek na elekcji. Zaraz te</text:span><text:span text:style-name="T3">ż</text:span><text:span text:style-name="T13"> zarz</text:span><text:span text:style-name="T3">ą</text:span><text:span text:style-name="T13">dzi</text:span><text:span text:style-name="T3">ł</text:span><text:span text:style-name="T13">, </text:span><text:span text:style-name="T3">ż</text:span><text:span text:style-name="T13">e r</text:span><text:span text:style-name="T3">ó</text:span><text:span text:style-name="T13">wnie</text:span><text:span text:style-name="T3">ż</text:span><text:span text:style-name="T13"> magnaci litewscy <text:s/>na orszaku niewielkim przybocznym poprzesta</text:span><text:span text:style-name="T3">ć</text:span><text:span text:style-name="T13"> musz</text:span><text:span text:style-name="T3">ą</text:span><text:span text:style-name="T13">. By</text:span><text:span text:style-name="T3">ł</text:span><text:span text:style-name="T13">o to zgodne z instrukcj</text:span><text:span text:style-name="T3">ą</text:span><text:span text:style-name="T13"> sejmu konwokacyjnego, lecz wbrew tradycji pozwalaj</text:span><text:span text:style-name="T3">ą</text:span><text:span text:style-name="T13">cej magnatom z ksi</text:span><text:span text:style-name="T3">ążę</text:span><text:span text:style-name="T13">cej krwi Giedymina, lub tym, kt</text:span><text:span text:style-name="T3">ó</text:span><text:span text:style-name="T13">rzy przez maj</text:span><text:span text:style-name="T3">ę</text:span><text:span text:style-name="T13">tno</text:span><text:span text:style-name="T3">ść</text:span><text:span text:style-name="T13"> za krwi tej r</text:span><text:span text:style-name="T3">ó</text:span><text:span text:style-name="T13">wnych si</text:span><text:span text:style-name="T3">ę</text:span><text:span text:style-name="T13"> uwa</text:span><text:span text:style-name="T3">ż</text:span><text:span text:style-name="T13">ali, z ca</text:span><text:span text:style-name="T3">ł</text:span><text:span text:style-name="T13">ym prawie wojskiem swym na Mazowsze si</text:span><text:span text:style-name="T3">ę</text:span><text:span text:style-name="T13"> zje</text:span><text:span text:style-name="T3">ż</text:span><text:span text:style-name="T13">d</text:span><text:span text:style-name="T3">ż</text:span><text:span text:style-name="T13">a</text:span><text:span text:style-name="T3">ć</text:span><text:span text:style-name="T13">.</text:span></text:p>
      <text:p text:style-name="P12">* * *</text:p>
      <text:p text:style-name="P19"/>
      <text:p text:style-name="P3"><text:span text:style-name="T13">Wchodz</text:span><text:span text:style-name="T3">ą</text:span><text:span text:style-name="T13">cy do Gda</text:span><text:span text:style-name="T3">ń</text:span><text:span text:style-name="T13">ska francuski bryg </text:span><text:span text:style-name="T3">ś</text:span><text:span text:style-name="T13">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3">Jeszcze pod koniec lutego zjecha</text:span><text:span text:style-name="T3">ł</text:span><text:span text:style-name="T13"> do za</text:span><text:span text:style-name="T3">ś</text:span><text:span text:style-name="T13">cianka pan Atanazy Mi</text:span><text:span text:style-name="T3">ą</text:span><text:span text:style-name="T13">czy</text:span><text:span text:style-name="T3">ń</text:span><text:span text:style-name="T13">ski z niewielkim pocztem. Z szacunkiem witany przez szarak</text:span><text:span text:style-name="T3">ó</text:span><text:span text:style-name="T13">w, z kt</text:span><text:span text:style-name="T3">ó</text:span><text:span text:style-name="T13">rych wielu w jego lekkich chor</text:span><text:span text:style-name="T3">ą</text:span><text:span text:style-name="T13">gwiach s</text:span><text:span text:style-name="T3">ł</text:span><text:span text:style-name="T13">u</text:span><text:span text:style-name="T3">ż</text:span><text:span text:style-name="T13">y</text:span><text:span text:style-name="T3">ł</text:span><text:span text:style-name="T13">o, szed</text:span><text:span text:style-name="T3">ł</text:span><text:span text:style-name="T13"> szybko </text:span><text:span text:style-name="T13">widzie</text:span><text:span text:style-name="T3">ć</text:span><text:span text:style-name="T13"> si</text:span><text:span text:style-name="T3">ę</text:span><text:span text:style-name="T13"> z panem Ostrowskim. Wspomniawszy chocimskie i mo</text:span><text:span text:style-name="T3">ł</text:span><text:span text:style-name="T13">dawskie potrzeby, w kt</text:span><text:span text:style-name="T3">ó</text:span><text:span text:style-name="T13">rych pan Stefan ju</text:span><text:span text:style-name="T3">ż</text:span><text:span text:style-name="T13"> chor</text:span><text:span text:style-name="T3">ą</text:span><text:span text:style-name="T13">giew prowadza</text:span><text:span text:style-name="T3">ł</text:span><text:span text:style-name="T13">, rzek</text:span><text:span text:style-name="T3">ł</text:span><text:span text:style-name="T13"> pan Mi</text:span><text:span text:style-name="T3">ą</text:span><text:span text:style-name="T13">czy</text:span><text:span text:style-name="T3">ń</text:span><text:span text:style-name="T13">ski:</text:span></text:p>
      <text:p text:style-name="P17"><text:span text:style-name="T13">- Trzeba aby</text:span><text:span text:style-name="T3">ś</text:span><text:span text:style-name="T13">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2404906" text:continue-numbering="true" text:style-name="Outline">
        <text:list-item>
          <text:h text:style-name="P32"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 Wiecie o wielkiej przyja<text:span text:style-name="T3">źni, jaką od wieków królowie Francji do tego tutaj królestwa żywią - <text:s/>mówił de Bethume, ignorując głosy z sali „Turków to przyjaciele, nie nasi!”. </text:span></text:p>
      <text:p text:style-name="P15">Ciągnął niezrażony: </text:p>
      <text:p text:style-name="P15">-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 Jakże to, senatorów bijać mamy?</text:p>
      <text:p text:style-name="P14">-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text:soft-page-break/>- Krew się poleje!</text:p>
      <text:p text:style-name="P14">-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 A co to nam do tego, że jakiś szlachcic przez Wisłę się przeprawia? Wola jego.</text:p>
      <text:p text:style-name="P15">Wyczha nie dawał za wygraną:</text:p>
      <text:p text:style-name="P15">- Jaśnie pan hetman baczenie dawać kazał...</text:p>
      <text:p text:style-name="P15">- To dajemy baczenie, zobaczyliśmy owego jegomościa, a teraz nic nam do niego. Puścić!</text:p>
      <text:p text:style-name="P15">Wyczha wrócił do swoich pocztowych, trzymających zbiega: </text:p>
      <text:p text:style-name="P15">- Jazda, wasze, uchodźcie do Pińska, czy do Diabła, jaka tam Wasza wola.</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oft-page-break/><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 Napijmy się zatem, mości poruczniku, za to spotkanie, w jakże trudnych czasach - rzekł pan Starczyński.</text:p>
      <text:p text:style-name="P14">- Napijmy się, mości poruczniku - odpowiedział pan Ostrowski - aby ta elekcja lepsze czasy przyniosła.</text:p>
      <text:p text:style-name="P14">-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4">- No ale jakże to, <text:span text:style-name="T16">liberum veto</text:span> na sejmie elekcyjnym, jakiegoś króla przecie wybrać trzeba - zdziwił się pan Ostrowski - a to już ponad miesiąc dyskutują, nie bardzo wiem o czym.</text:p>
      <text:p text:style-name="P14">-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 Opowiedzże waść, jak to z tą konfederacją? - kontynuowa<text:span text:style-name="T3">ł</text:span> Ostrowski.</text:p>
      <text:p text:style-name="P14">-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 Bo przecież i Koroniarze i Litwini tam byli?</text:p>
      <text:p text:style-name="P14">- Tak niby, ale wszyscy wiedzą, że pan hetman Radziwiłł pana hetmana Sobieskiego stronnik. Pan kanclerz litewski Pac był przeciwny konfederacji, ale go nie pytano.</text:p>
      <text:p text:style-name="P14">- A Pan hetman wielki litewski?</text:p>
      <text:p text:style-name="P14">- Tego... nie było chyba... ale pewnie też by nie pochwalił konfederacji... - tu przerwał pan Starczyński i napił się miodu - to przednia sprawa, że takie miody tu mają, o i wino też! Nie masz wina nad węgrzyna!</text:p>
      <text:p text:style-name="P14">- Tak, nasze podjazdy, a i moja w tem chorągiew, sprowadzają zaopatrzenie z całego Mazowsza, a nawet z Prus - z dumą wyjaśnił pan Ostrowski. Obaj popatrzyli w zamyśleniu na <text:soft-page-break/>pijącą szlachtę. Jeden starszy i tęgi jegomość z bielmem na oku zatoczył się na ich stolik i zapytał:</text:p>
      <text:p text:style-name="P14">- Waszmościowie też będziecie głosować na Sobieskiego, prawda? Sobieski <text:span text:style-name="T16">salvator</text:span>, i na pohybel Turkom i magnatom!</text:p>
      <text:p text:style-name="P14">- Turkom na pohybel! - odpowiedzieli zgodnie przyjaciele.</text:p>
      <text:p text:style-name="P14">- No ale powiadaj, wasze, co dalej z tą konfederacją? - dopytywał się Ostrowski, gdy gruby szlachcic poszedł agitować do innych stolików. </text:p>
      <text:p text:style-name="P14">- Sejm ma być skonfederowany od jutra, potem ma się dokonać elekcji, a potem ustalić <text:span text:style-name="T16">pacta conventa</text:span>. Ma to uspokoić szlachtę i wykluczyć podejrzenie wyboru króla przez wąskie grono senatorów.</text:p>
      <text:p text:style-name="P14">- To właśnie jest przecież elekcja <text:span text:style-name="T16">viritim</text:span>, że nie sami senatorowie króla wybierają. Chwalić Boga należy, że na to się zdecydowano.</text:p>
      <text:p text:style-name="P14">-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text:p>
      <text:p text:style-name="P14">- Zerwać sejm? Zerwać unię? Toż to jest dopiero uzurpacja, jak może kanclerz Pac stawiać się ponad prawem i wolą reszty senatorów? I to mi waszmość jako obronę wolności pokazujecie?</text:p>
      <text:p text:style-name="P14">-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text:soft-page-break/>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4">-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text:p>
      <text:p text:style-name="P14">- Sądem nam tu grozicie? I tak my nad wami tu sąd zrobić możemy, i to teraz!</text:p>
      <text:p text:style-name="P14">- Bacz do kogo mówisz, wojewodo! - zerwał się Maciej Gosiewski, generał artylerii litewskiej - jak śmiesz przerywać kanclerzowi wielkiemu!</text:p>
      <text:p text:style-name="P14">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 Księstwo Litewskie cudzoziemską kandydaturę zatem popiera, czy tylko księstwa onego kanclerz? Czy ktoś w tej sali cudzoziemca jakiegoś kandydatem postawi?</text:p>
      <text:p text:style-name="P24">Wtedy biskup Trzebicki wskazał na Austriaków: </text:p>
      <text:p text:style-name="P24">-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6" text:note-class="endnote"><text:note-citation>6</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oft-page-break/><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5">- Czas wielki - rzekł -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text:soft-page-break/>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 Co to za tumult? Bijatyka? - zaczął pytać dowódca dragonów Sobieskiego, potem ujrzał trupy rozciągnięte na piasku - Mord na polu elekcji?</text:p>
      <text:p text:style-name="P24">- Ci oto żołnierze nas pałaszami traktowali... - rzekł jeden ze szlachty.</text:p>
      <text:p text:style-name="P24">Wiśniowiecki zamierzał milczeć dumnie, lecz nie wytrzymał: </text:p>
      <text:p text:style-name="P24">- Ta hołota nas napadła...</text:p>
      <text:p text:style-name="P24">-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 Jam jest książę hetman Wiśniowiecki, nie pozwalajże sobie pułkowniku zbyt wiele...</text:p>
      <text:p text:style-name="P24">- 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oft-page-break/><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oft-page-break/><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ext:soft-page-break/>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text:soft-page-break/>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7" text:note-class="endnote"><text:note-citation>7</text:note-citation><text:note-body><text:p text:style-name="P21">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 Widzisz Waćpan, zatem mamy teraz twojego Sobieskiego na tronie, albo i całą ich dynastię! Wszystkie nasze prawa orężem podeptane, tyle <text:s/>ludzi pomordowano!</text:p>
      <text:p text:style-name="P28">- Wolałbyś Waćpan Lotaryńczyka na tronie, albo i samego Habsburga? Rzeczpostolitą jako jeszcze jedną imperium prowincję? - odparł Ostrowski. </text:p>
      <text:p text:style-name="P28"><text:soft-page-break/>- Biada temu krajowi, że tylko między wewnętrznym a zagranicznym tyranem ma wybór - narzekał pan Starczyński.</text:p>
      <text:p text:style-name="P14">- Jedno dobre, że oddzielenia Litwy uniknęliśmy, bo pono to Pacowie knuli - pocieszał przyjaciela Ostrowski.</text:p>
      <text:p text:style-name="P14">- Tego nie wiesz Waćpan, bo wielu senatorów litewskich,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
      <text:list xml:id="list42416505" text:continue-numbering="true" text:style-name="Outline">
        <text:list-item>
          <text:h text:style-name="P31"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8" text:note-class="endnote"><text:note-citation>8</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najsamprzód,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text:soft-page-break/>-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text:soft-page-break/>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 Gwarant to wolności przecie - mówił - bo nie tylko przeciw wrogom zewnętrznym, ale przeciw tyranowi na tronie szlachta za broń chwytać zwykła.</text:p>
      <text:p text:style-name="P14">- Jednak za broń przeciw Turkom jakoś nie chwytali - mówił pan Ostrowski - pamiętwasz Wasze jak to myśmy Tatar ganiali, a pospolitacy dobra Sobieskiego plądrowali.</text:p>
      <text:p text:style-name="P14">-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acta Conventa wprowadzają, dobre narzędzie dla tyrana.</text:p>
      <text:p text:style-name="P14">-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text:span><text:soft-page-break/><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2404642" text:continue-numbering="true" text:style-name="Outline">
        <text:list-item>
          <text:h text:style-name="P31"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9" text:note-class="endnote"><text:note-citation>9</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0" text:note-class="endnote"><text:note-citation>10</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1" text:note-class="endnote"><text:note-citation>11</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40</meta:editing-cycles>
    <meta:creation-date>2014-08-22T08:05:00</meta:creation-date>
    <dc:date>2016-02-29T22:24:17.48</dc:date>
    <meta:editing-duration>P79DT1H6M43S</meta:editing-duration>
    <meta:generator>OpenOffice/4.1.1$Win32 OpenOffice.org_project/411m6$Build-9775</meta:generator>
    <dc:creator>Mikolaj Trzeciecki</dc:creator>
    <meta:document-statistic meta:table-count="0" meta:image-count="0" meta:object-count="0" meta:page-count="61" meta:paragraph-count="586" meta:word-count="28891" meta:character-count="19591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